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203116"/>
    </style:style>
    <style:style style:name="P3" style:family="paragraph" style:parent-style-name="Standard">
      <style:text-properties style:font-name="Times New Roman" officeooo:paragraph-rsid="002412d2"/>
    </style:style>
    <style:style style:name="P4" style:family="paragraph" style:parent-style-name="Standard">
      <style:text-properties style:font-name="Times New Roman" officeooo:paragraph-rsid="005f4bba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letter-spacing="normal" fo:font-weight="normal" style:letter-kerning="true" style:font-size-asian="10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letter-spacing="normal" fo:font-weight="normal" style:letter-kerning="true" style:font-size-asian="10pt" style:font-weight-asian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letter-spacing="normal" fo:font-weight="normal" style:letter-kerning="false" style:font-size-asian="12pt" style:font-weight-asian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letter-spacing="normal" fo:font-weight="normal" style:letter-kerning="false" style:font-size-asian="12pt" style:font-weight-asian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letter-spacing="normal" fo:font-weight="normal" style:letter-kerning="false" style:font-size-asian="12pt" style:font-weight-asian="normal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letter-spacing="normal" fo:font-weight="bold" style:letter-kerning="false" style:font-size-asian="12pt" style:font-weight-asian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letter-spacing="normal" fo:font-weight="normal" style:letter-kerning="true" style:font-size-asian="8pt" style:font-weight-asian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2cm" style:type="center"/>
        </style:tab-stops>
      </style:paragraph-properties>
      <style:text-properties fo:color="#000000" loext:opacity="100%" style:font-name="TimesNewRomanPSMT" fo:font-size="8pt" fo:letter-spacing="normal" fo:font-weight="normal" style:letter-kerning="true" style:font-size-asian="8pt" style:font-weight-asian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letter-spacing="normal" fo:font-weight="bold" style:letter-kerning="true" style:font-size-asian="8pt" style:font-weight-asian="bold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2cm" style:type="center"/>
        </style:tab-stops>
      </style:paragraph-properties>
    </style:style>
    <style:style style:name="P19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loext:opacity="100%" style:font-name="TimesNewRomanPSMT" fo:font-size="10pt" style:font-size-asian="10pt"/>
    </style:style>
    <style:style style:name="P20" style:family="paragraph" style:parent-style-name="Standard">
      <style:text-properties officeooo:paragraph-rsid="0060dbd2"/>
    </style:style>
    <style:style style:name="T1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2" style:family="text">
      <style:text-properties fo:color="#000000" loext:opacity="100%" style:font-name="TimesNewRomanPSMT" fo:font-size="8pt" fo:letter-spacing="normal" fo:font-weight="normal" style:letter-kerning="true" style:font-size-asian="8pt" style:font-weight-asian="normal"/>
    </style:style>
    <style:style style:name="T3" style:family="text">
      <style:text-properties fo:color="#000000" loext:opacity="100%" style:font-name="TimesNewRomanPSMT" fo:font-size="10pt" fo:letter-spacing="normal" fo:font-weight="normal" style:letter-kerning="true" style:font-size-asian="10pt" style:font-weight-asian="normal"/>
    </style:style>
    <style:style style:name="T4" style:family="text">
      <style:text-properties fo:color="#000000" loext:opacity="100%" style:font-name="Times New Roman" fo:font-size="12pt" fo:letter-spacing="normal" fo:font-weight="normal" style:letter-kerning="false" style:font-size-asian="12pt" style:font-weight-asian="normal"/>
    </style:style>
    <style:style style:name="T5" style:family="text">
      <style:text-properties fo:color="#000000" loext:opacity="100%" style:font-name="Times New Roman" fo:font-size="12pt" fo:letter-spacing="normal" fo:font-weight="normal" style:letter-kerning="true" style:font-size-asian="12pt" style:font-weight-asian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officeooo:rsid="00260d73"/>
    </style:style>
    <style:style style:name="T9" style:family="text">
      <style:text-properties officeooo:rsid="003869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3">Dichiarazione sostitutiva di certificazione </text:p>
      <text:p text:style-name="P12">(Art. 46 T.U. 28-12-2000 n.445)</text:p>
      <text:p text:style-name="P7"/>
      <text:p text:style-name="P20"><text:span text:style-name="T4">I</text:span><text:span text:style-name="T6">o sottoscritt{%= @oa %} </text:span><text:span text:style-name="T7">{%= @persona.nome %} {%= @persona.cognome %}</text:span><text:span text:style-name="T6">, codice fiscale </text:span><text:span text:style-name="T7">{%= @persona.codice_fiscale %}</text:span><text:span text:style-name="T6">, </text:span></text:p>
      <text:p text:style-name="P20"><text:span text:style-name="T6">nat{%= @oa%} a </text:span><text:span text:style-name="T7">{%= @persona.comune_nascita %}</text:span><text:span text:style-name="T6"> il </text:span><text:span text:style-name="T7">{%= @persona.data_nascita.lformat(:short) %}</text:span><text:span text:style-name="T6">, </text:span></text:p>
      <text:p text:style-name="P20"><text:span text:style-name="T6">residente a </text:span><text:span text:style-name="T7">{%= @persona.indirizzo_residenza.comune %}</text:span><text:span text:style-name="T6"> in </text:span><text:span text:style-name="T7">{%= @persona.indirizzo_residenza.to_s %}</text:span><text:span text:style-name="T5">,</text:span></text:p>
      <text:p text:style-name="P8">consapevole delle sanzioni penali, nel caso di dichiarazioni non veritiere, di formazione o uso di atti falsi, richiamate dall'art.76 del D.P.R. 445 del 28 Dicembre 2000</text:p>
      <text:p text:style-name="P8"/>
      <text:p text:style-name="P11">DICHIARO</text:p>
      <text:p text:style-name="P9"/>
      <text:p text:style-name="P1"><text:s/>- <text:s text:c="2"/>di essere nat{%= @oa %} a {%= @persona.comune_nascita %} il {%= @persona.data_nascita.lformat(:short) %}</text:p>
      <text:p text:style-name="P1"><text:s/>- <text:s text:c="2"/>di essere residente in {%= @persona.indirizzo_residenza.to_s %}, {%= @persona.indirizzo_residenza.comune %}</text:p>
      <text:p text:style-name="P1"><text:s/>- <text:s text:c="2"/>di avere la cittadinanza <text:span text:style-name="T8">{%= @persona.cittadinanza.descrizione.upcase %}</text:span></text:p>
      <text:p text:style-name="P2">- <text:s text:c="2"/>di dare atto della mia esistenza in vita</text:p>
      <text:p text:style-name="Standard">{% if @persona.coniuge &amp;&amp; @persona.stato_civile.codice_istat == 2 || @persona.stato_civile.codice_istat == 3 %}</text:p>
      <text:p text:style-name="P3">- <text:s text:c="2"/>di essere {%= @persona.str_stato_civile %} <text:span text:style-name="T9">{%= (@persona.stato_civile.codice_istat.equal?(3) ? "di" : "con") %}</text:span> {%= @persona.coniuge.cognome %} {%= @persona.coniuge.nome %}, nat{%= @persona.coniuge.oa %} a {%= @persona.coniuge.comune_nascita %} il {%= @persona.coniuge.data_nascita.lformat(:short) %}</text:p>
      <text:p text:style-name="P1">{% elsif @persona.stato_civile %}</text:p>
      <text:p text:style-name="P3">- <text:s text:c="2"/>di essere {%= @persona.str_stato_civile %}</text:p>
      <text:p text:style-name="P2">{% end %}</text:p>
      <text:p text:style-name="P10"/>
      <text:p text:style-name="P4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8"/>
      <text:p text:style-name="P6"/>
      <text:p text:style-name="P17"><text:span text:style-name="T1">……………………………, <text:s/></text:span><text:span text:style-name="T6">li <text:s/>{%= @data %}</text:span></text:p>
      <text:p text:style-name="P17"><text:span text:style-name="T1"><text:s text:c="18"/></text:span><text:span text:style-name="T2">(luogo)</text:span></text:p>
      <text:p text:style-name="P17"/>
      <text:p text:style-name="P14"/>
      <text:p text:style-name="P18"><text:span text:style-name="T3"><text:tab/></text:span><text:span text:style-name="T1">………………………………</text:span></text:p>
      <text:p text:style-name="P15"><text:tab/></text:p>
      <text:p text:style-name="P18"><text:span text:style-name="T3"><text:tab/></text:span><text:span text:style-name="T2">(firma non autenticata)</text:span></text:p>
      <text:p text:style-name="P5"/>
      <text:p text:style-name="P16">La presente dichiarazione non necessita dell'autenticazione della firma e sostituisce a tutti gli effetti le normali certificazioni richieste <text:s/>o <text:s/>destinate <text:soft-page-break/>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ichiarazione sostitutiva di certificazione </dc:title>
    <meta:generator>LibreOffice/7.0.3.1$Windows_X86_64 LibreOffice_project/d7547858d014d4cf69878db179d326fc3483e082</meta:generator>
    <dc:date>2020-11-12T20:57:30.574000000</dc:date>
    <meta:editing-duration>PT20H42M12S</meta:editing-duration>
    <meta:editing-cycles>93</meta:editing-cycles>
    <meta:document-statistic meta:table-count="0" meta:image-count="0" meta:object-count="0" meta:page-count="2" meta:paragraph-count="23" meta:word-count="291" meta:character-count="2263" meta:non-whitespace-character-count="1949"/>
  </office:meta>
</office:document-meta>
</file>